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5pt" officeooo:rsid="000c65d3" officeooo:paragraph-rsid="000c65d3" style:font-size-asian="25pt" style:font-size-complex="25pt"/>
    </style:style>
    <style:style style:name="P2" style:family="paragraph" style:parent-style-name="Standard">
      <style:paragraph-properties fo:text-align="start" style:justify-single-word="false"/>
      <style:text-properties fo:font-size="25pt" officeooo:rsid="000c65d3" officeooo:paragraph-rsid="000c65d3" style:font-size-asian="25pt" style:font-size-complex="25pt"/>
    </style:style>
    <style:style style:name="P3" style:family="paragraph" style:parent-style-name="Standard">
      <style:paragraph-properties fo:text-align="start" style:justify-single-word="false"/>
      <style:text-properties fo:font-size="15pt" officeooo:rsid="000c65d3" officeooo:paragraph-rsid="000c65d3" style:font-size-asian="15pt" style:font-size-complex="15pt"/>
    </style:style>
    <style:style style:name="T1" style:family="text">
      <style:text-properties officeooo:rsid="000d21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ovements</text:p>
      <text:p text:style-name="P1"/>
      <text:p text:style-name="P2">Registration</text:p>
      <text:p text:style-name="P2"/>
      <text:p text:style-name="P3">- During registration as user disconnects, while trying to progress through the form, notifications could be displayed to make the user aware he is disconnected.</text:p>
      <text:p text:style-name="P3">- Passwords could be a little more complex, perhaps forcing the user to letters + numbers combination</text:p>
      <text:p text:style-name="P3">- Font Style within Terms and Conditions <text:span text:style-name="T1">PDF </text:span>as well as Privacy Policy <text:span text:style-name="T1">PDF</text:span> is hard to read. Letters are combined in some cases while in others (Especially in languages other than EN) page breaks often happen on text lines.</text:p>
      <text:p text:style-name="P3">- Registering 2 accounts at the same time using the same email and password, one will pass, the other will not without an error message only failed request. Error message could be added here.</text:p>
      <text:p text:style-name="P2"/>
      <text:p text:style-name="P2">Login</text:p>
      <text:p text:style-name="P2"/>
      <text:p text:style-name="P3">Resend Unlock Instructions Form Check doesn't send a mail when user is not locked - user <text:span text:style-name="T1">could</text:span> be notified his account is not locked</text:p>
      <text:p text:style-name="P3">Phone login process - Password has no show password option, <text:span text:style-name="T1">it could be added</text:span></text:p>
      <text:p text:style-name="P3"/>
      <text:p text:style-name="P2"/>
      <text:p text:style-name="P2">My Profile</text:p>
      <text:p text:style-name="P2"/>
      <text:p text:style-name="P3">- Flag for Portuguese language could be set to Portuguese instead of BR</text:p>
      <text:p text:style-name="P3">- Become Active Player popup could be less intrusive, or have a close button, unless user needs to be forced to see it</text:p>
      <text:p text:style-name="P3">- Currency list is activated by hover and it is too intrusive, perhaps click on arrow to expand would be more user friendly</text:p>
      <text:p text:style-name="P3">- When 50 Characters are input in the nickname there are no error messages displayed, user is only prevented from adding more</text:p>
      <text:p text:style-name="P3">- Phone number form should not have the option to input letters, even though it‘s trimmed after subm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style:rfc-language-tag="sr-Latn-RS" fo:language="sr" fo:script="Latn" fo:country="R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23:25:32.678000000</meta:creation-date>
    <dc:date>2024-04-08T23:43:27.249000000</dc:date>
    <meta:editing-duration>PT17M48S</meta:editing-duration>
    <meta:editing-cycles>2</meta:editing-cycles>
    <meta:generator>LibreOffice/7.5.3.2$Windows_X86_64 LibreOffice_project/9f56dff12ba03b9acd7730a5a481eea045e468f3</meta:generator>
    <meta:document-statistic meta:table-count="0" meta:image-count="0" meta:object-count="0" meta:page-count="1" meta:paragraph-count="15" meta:word-count="258" meta:character-count="1462" meta:non-whitespace-character-count="1219"/>
  </office:meta>
</office:document-meta>
</file>